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Helvetica Neue" svg:font-family="'Helvetica Neue', Helvetica, Arial, sans-serif"/>
    <style:font-face style:name="Roboto" svg:font-family="Roboto, 'Helvetica Neue', Helvetica, Arial, sans-serif"/>
    <style:font-face style:name="Verdana" svg:font-family="Verdana, Arial, Tahoma, Calibri, Geneva, sans-serif"/>
    <style:font-face style:name="apple-system" svg:font-family="apple-system, BlinkMacSystemFont, 'Segoe UI', Helvetica, Arial, sans-serif, 'Apple Color Emoji', 'Segoe UI Emoji', 'Segoe UI Symbol'"/>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1">
      <style:paragraph-properties fo:text-align="justify" style:justify-single-word="false"/>
      <style:text-properties fo:font-style="normal" style:text-underline-style="none" style:font-style-asian="normal" style:font-style-complex="normal"/>
    </style:style>
    <style:style style:name="P3" style:family="paragraph" style:parent-style-name="Heading_20_1">
      <style:text-properties officeooo:rsid="001964ed" officeooo:paragraph-rsid="001e3da0"/>
    </style:style>
    <style:style style:name="P4" style:family="paragraph" style:parent-style-name="Heading_20_1">
      <style:paragraph-properties fo:text-align="justify" style:justify-single-word="false" fo:break-before="page"/>
      <style:text-properties officeooo:rsid="0015b87d" officeooo:paragraph-rsid="0015b87d"/>
    </style:style>
    <style:style style:name="P5" style:family="paragraph" style:parent-style-name="Text_20_body" style:list-style-name="">
      <style:paragraph-properties fo:text-align="justify" style:justify-single-word="false" fo:orphans="2" fo:hyphenation-ladder-count="no-limit">
        <style:tab-stops/>
      </style:paragraph-properties>
      <style:text-properties fo:font-style="normal" style:text-underline-style="none" officeooo:rsid="001964ed" officeooo:paragraph-rsid="001e3da0" style:font-style-asian="normal" style:font-style-complex="normal" fo:hyphenate="false"/>
    </style:style>
    <style:style style:name="P6" style:family="paragraph" style:parent-style-name="Text_20_body">
      <style:paragraph-properties fo:text-align="justify" style:justify-single-word="false"/>
      <style:text-properties fo:font-style="normal" officeooo:paragraph-rsid="001a4b6a" style:font-style-asian="normal" style:font-style-complex="normal"/>
    </style:style>
    <style:style style:name="P7" style:family="paragraph" style:parent-style-name="Text_20_body">
      <style:text-properties fo:font-style="normal" officeooo:rsid="00242b61" officeooo:paragraph-rsid="00242b61" style:font-style-asian="normal" style:font-style-complex="normal"/>
    </style:style>
    <style:style style:name="P8" style:family="paragraph" style:parent-style-name="Text_20_body" style:list-style-name="">
      <style:paragraph-properties fo:text-align="justify" style:justify-single-word="false" fo:orphans="2" fo:hyphenation-ladder-count="no-limit">
        <style:tab-stops/>
      </style:paragraph-properties>
      <style:text-properties fo:font-style="normal" officeooo:paragraph-rsid="001faf9c" fo:hyphenate="false"/>
    </style:style>
    <style:style style:name="P9" style:family="paragraph" style:parent-style-name="Text_20_body">
      <style:text-properties officeooo:rsid="001faf9c" officeooo:paragraph-rsid="001faf9c"/>
    </style:style>
    <style:style style:name="P10" style:family="paragraph" style:parent-style-name="Text_20_body">
      <style:text-properties officeooo:rsid="001faf9c" officeooo:paragraph-rsid="0023222d"/>
    </style:style>
    <style:style style:name="P11" style:family="paragraph" style:parent-style-name="Text_20_body">
      <style:text-properties officeooo:rsid="00202b3c" officeooo:paragraph-rsid="00202b3c"/>
    </style:style>
    <style:style style:name="P12" style:family="paragraph" style:parent-style-name="Text_20_body">
      <style:text-properties officeooo:rsid="00242b61"/>
    </style:style>
    <style:style style:name="P13" style:family="paragraph" style:parent-style-name="Text_20_body">
      <style:text-properties officeooo:rsid="0025252f" officeooo:paragraph-rsid="0025252f"/>
    </style:style>
    <style:style style:name="P14" style:family="paragraph" style:parent-style-name="Text_20_body">
      <style:text-properties officeooo:rsid="0025b252" officeooo:paragraph-rsid="0025b252"/>
    </style:style>
    <style:style style:name="P15" style:family="paragraph" style:parent-style-name="Text_20_body">
      <style:text-properties officeooo:rsid="00273d2d" officeooo:paragraph-rsid="00284b55"/>
    </style:style>
    <style:style style:name="P16" style:family="paragraph" style:parent-style-name="Text_20_body">
      <style:text-properties officeooo:rsid="00284b55" officeooo:paragraph-rsid="00284b55"/>
    </style:style>
    <style:style style:name="P17" style:family="paragraph" style:parent-style-name="Text_20_body">
      <style:text-properties officeooo:rsid="002a2433" officeooo:paragraph-rsid="002a2433"/>
    </style:style>
    <style:style style:name="P18" style:family="paragraph" style:parent-style-name="Text_20_body">
      <style:text-properties officeooo:rsid="002b997e" officeooo:paragraph-rsid="002b997e"/>
    </style:style>
    <style:style style:name="P19" style:family="paragraph" style:parent-style-name="Text_20_body">
      <style:text-properties officeooo:rsid="002c98b6" officeooo:paragraph-rsid="002c98b6"/>
    </style:style>
    <style:style style:name="P20" style:family="paragraph" style:parent-style-name="Text_20_body">
      <style:text-properties officeooo:rsid="002d417a" officeooo:paragraph-rsid="001d764e"/>
    </style:style>
    <style:style style:name="P21" style:family="paragraph" style:parent-style-name="Text_20_body">
      <style:text-properties officeooo:rsid="002f4490" officeooo:paragraph-rsid="002f4490"/>
    </style:style>
    <style:style style:name="P22" style:family="paragraph" style:parent-style-name="Heading_20_2">
      <style:text-properties officeooo:rsid="001964ed" officeooo:paragraph-rsid="001964ed"/>
    </style:style>
    <style:style style:name="P23" style:family="paragraph" style:parent-style-name="Heading_20_2">
      <style:text-properties officeooo:rsid="001d764e" officeooo:paragraph-rsid="001d764e"/>
    </style:style>
    <style:style style:name="P24" style:family="paragraph" style:parent-style-name="Heading_20_2">
      <style:text-properties officeooo:paragraph-rsid="001d764e"/>
    </style:style>
    <style:style style:name="P25" style:family="paragraph" style:parent-style-name="Heading_20_2">
      <style:paragraph-properties fo:text-align="justify" style:justify-single-word="false"/>
      <style:text-properties officeooo:paragraph-rsid="001e3da0"/>
    </style:style>
    <style:style style:name="P26" style:family="paragraph" style:parent-style-name="Title" style:master-page-name="MP0">
      <style:paragraph-properties style:page-number="auto" fo:break-before="page"/>
      <style:text-properties officeooo:paragraph-rsid="00143648"/>
    </style:style>
    <style:style style:name="P27" style:family="paragraph" style:parent-style-name="Title">
      <style:paragraph-properties fo:break-before="page"/>
    </style:style>
    <style:style style:name="P28" style:family="paragraph" style:parent-style-name="Title" style:master-page-name="First_20_Page">
      <style:paragraph-properties style:page-number="auto"/>
    </style:style>
    <style:style style:name="P29" style:family="paragraph" style:parent-style-name="Heading_20_3">
      <style:text-properties fo:font-style="normal" style:text-underline-style="none" officeooo:rsid="001e3da0" officeooo:paragraph-rsid="001e3da0" style:font-style-asian="normal" style:font-style-complex="normal"/>
    </style:style>
    <style:style style:name="P30" style:family="paragraph" style:parent-style-name="Heading_20_3">
      <style:text-properties officeooo:rsid="001e3da0" officeooo:paragraph-rsid="001e3da0"/>
    </style:style>
    <style:style style:name="P31" style:family="paragraph" style:parent-style-name="Heading_20_3">
      <style:text-properties officeooo:rsid="00202b3c" officeooo:paragraph-rsid="00202b3c"/>
    </style:style>
    <style:style style:name="P32" style:family="paragraph" style:parent-style-name="Heading_20_3">
      <style:text-properties officeooo:rsid="00273d2d" officeooo:paragraph-rsid="00273d2d"/>
    </style:style>
    <style:style style:name="P33" style:family="paragraph" style:parent-style-name="Heading_20_3">
      <style:text-properties officeooo:rsid="002a2433"/>
    </style:style>
    <style:style style:name="T1" style:family="text">
      <style:text-properties fo:color="#ff0000" fo:font-style="normal" style:font-style-asian="normal" style:font-style-complex="normal"/>
    </style:style>
    <style:style style:name="T2" style:family="text">
      <style:text-properties style:text-position="super 67%" fo:font-style="normal" style:font-style-asian="normal" style:font-style-complex="normal"/>
    </style:style>
    <style:style style:name="T3" style:family="text">
      <style:text-properties style:use-window-font-color="true" fo:font-style="normal" style:font-style-asian="normal" style:font-style-complex="normal"/>
    </style:style>
    <style:style style:name="T4" style:family="text">
      <style:text-properties style:use-window-font-color="true" fo:font-style="normal" officeooo:rsid="000b3671" style:font-style-asian="normal" style:font-style-complex="normal"/>
    </style:style>
    <style:style style:name="T5" style:family="text">
      <style:text-properties style:use-window-font-color="true" fo:font-style="normal" officeooo:rsid="0017ba14" style:font-style-asian="normal" style:font-style-complex="normal"/>
    </style:style>
    <style:style style:name="T6" style:family="text">
      <style:text-properties style:text-line-through-style="none" style:text-line-through-type="none" fo:font-style="normal" style:text-underline-mode="continuous" style:text-overline-mode="continuous" style:text-line-through-mode="continuous"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202b3c" style:font-style-asian="normal" style:font-style-complex="normal"/>
    </style:style>
    <style:style style:name="T10" style:family="text">
      <style:text-properties fo:font-style="normal" style:text-underline-style="none" officeooo:rsid="001e3da0" style:font-style-asian="normal" style:font-style-complex="normal"/>
    </style:style>
    <style:style style:name="T11" style:family="text">
      <style:text-properties officeooo:rsid="0013cef7"/>
    </style:style>
    <style:style style:name="T12" style:family="text">
      <style:text-properties officeooo:rsid="00143648"/>
    </style:style>
    <style:style style:name="T13" style:family="text">
      <style:text-properties officeooo:rsid="001964ed"/>
    </style:style>
    <style:style style:name="T14" style:family="text">
      <style:text-properties fo:font-style="italic" style:font-style-asian="italic" style:font-style-complex="italic"/>
    </style:style>
    <style:style style:name="T15" style:family="text">
      <style:text-properties fo:font-style="italic" officeooo:rsid="0025252f" style:font-style-asian="italic" style:font-style-complex="italic"/>
    </style:style>
    <style:style style:name="T16" style:family="text">
      <style:text-properties fo:font-style="italic" style:text-underline-style="none" officeooo:rsid="00202b3c" style:font-style-asian="italic" style:font-style-complex="italic"/>
    </style:style>
    <style:style style:name="T17" style:family="text">
      <style:text-properties officeooo:rsid="001cc936"/>
    </style:style>
    <style:style style:name="T18" style:family="text">
      <style:text-properties officeooo:rsid="001d764e"/>
    </style:style>
    <style:style style:name="T19" style:family="text">
      <style:text-properties officeooo:rsid="001e3da0"/>
    </style:style>
    <style:style style:name="T20" style:family="text">
      <style:text-properties officeooo:rsid="001faf9c"/>
    </style:style>
    <style:style style:name="T21" style:family="text">
      <style:text-properties fo:color="#252525" style:font-name="Georgia" fo:font-size="10.5pt" fo:letter-spacing="normal" style:text-underline-style="none" fo:font-weight="normal" style:font-style-asian="normal" style:font-style-complex="normal"/>
    </style:style>
    <style:style style:name="T22" style:family="text">
      <style:text-properties style:text-underline-style="none" officeooo:rsid="001964ed" style:font-style-asian="normal" style:font-style-complex="normal"/>
    </style:style>
    <style:style style:name="T23" style:family="text">
      <style:text-properties style:text-underline-style="none" officeooo:rsid="001faf9c" style:font-style-asian="normal" style:font-style-complex="normal"/>
    </style:style>
    <style:style style:name="T24" style:family="text">
      <style:text-properties style:text-underline-style="none" officeooo:rsid="00202b3c" style:font-style-asian="normal" style:font-style-complex="normal"/>
    </style:style>
    <style:style style:name="T25" style:family="text">
      <style:text-properties officeooo:rsid="00202b3c"/>
    </style:style>
    <style:style style:name="T26" style:family="text">
      <style:text-properties officeooo:rsid="00204c33"/>
    </style:style>
    <style:style style:name="T27" style:family="text">
      <style:text-properties officeooo:rsid="0021a71c"/>
    </style:style>
    <style:style style:name="T28" style:family="text">
      <style:text-properties officeooo:rsid="0023222d"/>
    </style:style>
    <style:style style:name="T29" style:family="text">
      <style:text-properties officeooo:rsid="0025252f"/>
    </style:style>
    <style:style style:name="T30" style:family="text">
      <style:text-properties officeooo:rsid="00284b55"/>
    </style:style>
    <style:style style:name="T31" style:family="text">
      <style:text-properties officeooo:rsid="002ed332"/>
    </style:style>
    <style:style style:name="T32" style:family="text">
      <style:text-properties officeooo:rsid="002f44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2">Pi-Kart</text:span></text:p>
      <text:p text:style-name="Title"/>
      <text:p text:style-name="P27"><text:span text:style-name="T12">I</text:span>ntroduction.</text:p>
      <text:p text:style-name="P1"><text:span text:style-name="T3">7 milliard</text:span><text:span text:style-name="T5">s</text:span><text:span text:style-name="T3"> de personnes </text:span><text:span text:style-name="Police_20_par_20_défaut"><text:span text:style-name="T3">dans le monde et</text:span></text:span><text:span text:style-name="Police_20_par_20_défaut"><text:span text:style-name="T1"> </text:span></text:span><text:span text:style-name="T7">1 milliard de véhicules !</text:span></text:p>
      <text:p text:style-name="P1"><text:span text:style-name="T7">En 1668, Ferdinand VERBIEST fabrique </text:span><text:span text:style-name="Police_20_par_20_défaut"><text:span text:style-name="T3">l’ancêtre de ce qu’on appelle aujourd’hui « la voiture » :</text:span></text:span><text:span text:style-name="Police_20_par_20_défaut"><text:span text:style-name="T1"> </text:span></text:span><text:span text:style-name="T7">un véhicule automobile, considéré davantage comme un jouet, qui est équipé d’une roue à aubes, d’engrenages et de petites roues. </text:span></text:p>
      <text:p text:style-name="P1"><text:span text:style-name="T7">Évoluer et progresser est dans la nature de l'homme </text:span><text:span text:style-name="Police_20_par_20_défaut"><text:span text:style-name="T3">ce qui explique la</text:span></text:span><text:span text:style-name="T7"> révolution des transports du 20</text:span><text:span text:style-name="Police_20_par_20_défaut"><text:span text:style-name="T2">ème</text:span></text:span><text:span text:style-name="T7"> siècle</text:span><text:span text:style-name="Police_20_par_20_défaut"><text:span text:style-name="T1">. </text:span></text:span><text:span text:style-name="Police_20_par_20_défaut"><text:span text:style-name="T3">L</text:span></text:span><text:span text:style-name="T3">'automobile</text:span><text:span text:style-name="T7">, </text:span><text:span text:style-name="Police_20_par_20_défaut"><text:span text:style-name="T3">véhicule à moteur permettant de transporter des personnes ou des choses,</text:span></text:span><text:span text:style-name="Police_20_par_20_défaut"><text:span text:style-name="T1"> </text:span></text:span><text:span text:style-name="T7">s'est</text:span><text:span text:style-name="T3"> </text:span><text:span text:style-name="Police_20_par_20_défaut"><text:span text:style-name="T3">alors</text:span></text:span><text:span text:style-name="T3"> rapidement imposée comme le principal </text:span><text:span text:style-name="Police_20_par_20_défaut"><text:span text:style-name="T3">moyen</text:span></text:span><text:span text:style-name="T3"> de déplacement dans les grandes agglomérations des pays occidentaux. Ainsi, </text:span><text:span text:style-name="Police_20_par_20_défaut"><text:span text:style-name="T3">depuis sa création</text:span></text:span><text:span text:style-name="T3">, le moyen de déplacement prédominant c'est la voiture !</text:span></text:p>
      <text:p text:style-name="P1"><text:span text:style-name="Police_20_par_20_défaut"><text:span text:style-name="T3">Toujours dans la même idée de progrès, les dernières décennies ont permis l’essor des nouvelles technologies appliquées dans toutes sortes de domaines. L’automobile n’est pas laissée de côté et </text:span></text:span><text:span text:style-name="T7"><text:s/>les nouvelles technologies dans les voitures se multiplient depuis plus de 10 ans. Souvent, ces innovations ont pour but d’optimiser la sécurité du conducteur et des passagers, mais également d’améliorer leur confort. Cela va des aides à la conduite, </text:span><text:span text:style-name="Police_20_par_20_défaut"><text:span text:style-name="T3">comme par exemple </text:span></text:span><text:span text:style-name="T3">la possibilité que les phares de votre voiture </text:span><text:span text:style-name="T4">s’allument dès que la luminosité extérieure est basse,</text:span><text:span text:style-name="T7"> aux systèmes multimédias embarqués qui permet</text:span><text:span text:style-name="Police_20_par_20_défaut"><text:span text:style-name="T3">tent</text:span></text:span><text:span text:style-name="T7"> de relier vos objets connectés à votre voiture. </text:span></text:p>
      <text:p text:style-name="P1"><text:span text:style-name="Police_20_par_20_défaut"><text:span text:style-name="T3">Nous constatons que la</text:span></text:span><text:span text:style-name="Police_20_par_20_défaut"><text:span text:style-name="T1"> </text:span></text:span><text:span text:style-name="T7">prochaine vague d’innovations technologiques pour les voitures va désormais se focaliser sur </text:span><text:span text:style-name="Police_20_par_20_défaut"><text:span text:style-name="T3">un tout autre</text:span></text:span><text:span text:style-name="T7"> type d’assistance. Actuellement la voiture est capable de faire votre créneau sans que vous n’ayez besoin de toucher à votre volant <text:s/>pour vous garer et bientôt elle sera capable de vous déplacer d’un point A à un point B en toute sécurité. Pour cela il y a une bataille entre les constructeurs afin d’être le premier à sortir le modèle parfaitement autonome. Les premiers véhicules autonomes commercialisés apparaîtront à partir de 2020, promettent </text:span><text:span text:style-name="Police_20_par_20_défaut"><text:span text:style-name="T4">de grands noms de l’automobile.</text:span></text:span></text:p>
      <text:p text:style-name="P1"><text:span text:style-name="T3">C’est dans </text:span><text:span text:style-name="Police_20_par_20_défaut"><text:span text:style-name="T3">l’</text:span></text:span><text:span text:style-name="T3">optique </text:span><text:span text:style-name="Police_20_par_20_défaut"><text:span text:style-name="T3">de participer à cette constante évolution</text:span></text:span><text:span text:style-name="T3"> que nous nous sommes intéressés </text:span><text:span text:style-name="Police_20_par_20_défaut"><text:span text:style-name="T3">à</text:span></text:span><text:span text:style-name="T7"> la voiture autonome. Tout d’abord nous nous sommes penchés sur son fonctionnement</text:span><text:span text:style-name="Police_20_par_20_défaut"><text:span text:style-name="T6">,</text:span></text:span><text:span text:style-name="T7"> </text:span><text:span text:style-name="Police_20_par_20_défaut"><text:span text:style-name="T3">car nous souhaitions </text:span></text:span><text:span text:style-name="T3">comprendre le principe d’une voiture qui serait capable de se déplacer </text:span><text:span text:style-name="Police_20_par_20_défaut"><text:span text:style-name="T3">seule</text:span></text:span><text:span text:style-name="T3"> dans un environnement autoroutier. </text:span></text:p>
      <text:p text:style-name="P6"><text:soft-page-break/>Dans ce projet, nous avons voulu créer une voiture intelligente qui serait capable de reconnaître les panneaux de signalisation et de se mouvoir en conséquence tout en analysant la situation périphérique. <text:span text:style-name="T11">Pour mettre en œuvre ce projet nous sommes passés par une phase de recherche et de questionnement sur le fonctionnement. Suite à cela, en collaboration avec notre tuteur de projet, nous avons élaborés un cahier des charges. Nous vous présenterons donc les travaux effectués au cours du semestre précédent ainsi que les différentes possibilités qui se sont présentées à nous. Vous trouverez, dans les dernières pages, le bilan sur de ce projet suivi d’une conclusion.</text:span></text:p>
      <text:h text:style-name="P4" text:outline-level="1"><text:bookmark-start text:name="__RefHeading___Toc694_892203132"/><text:span text:style-name="T7">Le concept.</text:span><text:bookmark-end text:name="__RefHeading___Toc694_892203132"/></text:h>
      <text:h text:style-name="Heading_20_2" text:outline-level="2"><text:bookmark-start text:name="__RefHeading___Toc696_892203132"/>Qu'est ce qu'une voiture autonome ?<text:bookmark-end text:name="__RefHeading___Toc696_892203132"/></text:h>
      <text:p text:style-name="P13">Ce que l'on appelle une voiture autonome est un véhicule capable de rouler sans l'intervention d'un être humain. Grâce à de nombreux capteurs et à un logiciel de calcul particulièrement élaboré, elle est capable de se déplacer dans le trafic et de prendre des décisions toute seule, sans l'apport d'un conducteur.</text:p>
      <text:h text:style-name="Heading_20_3" text:outline-level="3"><text:bookmark-start text:name="__RefHeading___Toc738_892203132"/>Le principe<text:bookmark-end text:name="__RefHeading___Toc738_892203132"/></text:h>
      <text:p text:style-name="P14">Une voiture autonome ne l'est pas exclusivement. En règle générale, elle dispose d'un mode automatisé, complet ou partiel, qui peut être désactivé au cas où le conducteur désirerait reprendre le contrôle. Car <text:span text:style-name="T30">en effet, </text:span>qui dit véhicule autonome ne dit pas absence de conducteur, bien au contraire. Celui-ci doit être présent derrière le volant pour agir en cas de dysfonctionnement.</text:p>
      <text:h text:style-name="P32" text:outline-level="3">Son fonctionnement.</text:h>
      <text:p text:style-name="P15">Il existe plusieurs type selon les constructeurs automobiles <text:span text:style-name="T30">mais en générale elle repose sur une combinaison de plusieurs éléments. Des capteurs capables de détecter obstacles, marquages, panneaux, usagers et véhicules. Une cartographie en 3D, précise et mise à jour en permanence, pour servir de base à la conduite automatisée et améliorer la navigation. Une informatique embarquée pour réaliser la fusion des données et puissance est équivalente à celle d'un ordinateur portable haut de gamme, et elle croît rapidement. Un protocole de communication V2X pour que l'automobile échange des informations avec les autres véhicules et l'infrastructure.</text:span></text:p>
      <text:h text:style-name="Heading_20_2" text:outline-level="2"><text:bookmark-start text:name="__RefHeading___Toc698_892203132"/>Qui en est à l'origine ? <text:bookmark-end text:name="__RefHeading___Toc698_892203132"/></text:h>
      <text:p text:style-name="P16">Les premiers pas de la voiture autonome ont été réalisés avec le stationnement semi-automatique il y a quelques années. C'est le même principe mais appliqué à la conduite toute entière. De nombreux constructeurs travaillent aujourd'hui sur le développement de leur propre système autonome, qui est perçu comme l'avenir de l'automobile. Les plus connus son Google et Tesla.</text:p>
      <text:h text:style-name="P33" text:outline-level="3">Google Car</text:h>
      <text:p text:style-name="P17">En octobre 2010, Google annonce avoir conçu un système de pilotage automatique pour automobile aidé de radars, caméras vidéo et GPS, installé sur sept véhicules qui ont parcouru plus de 225 000 km en Californie sans avoir provoqué d'accident. Google développe son propre véhicule à deux places. Présenté en 2014, il s'agit d'un véhicule électrique d'une autonomie maximale de 130 <text:soft-page-break/>km et pouvant atteindre la vitesse de 40 km/h. Leur particularité est de n'avoir ni volant, ni commande d'accélérateur et de frein. Après avoir été testée sur piste d'essai, la « Google Car » entièrement conçue par Google circule depuis l'été 2015 sur les routes californiennes avec un ingénieur à bord pouvant reprendre le contrôle.</text:p>
      <text:h text:style-name="Heading_20_3" text:outline-level="3">Tesla</text:h>
      <text:p text:style-name="P18"><text:s/>les Tesla Model S commercialisées depuis octobre 2014, l'<text:span text:style-name="T14">Autopilot </text:span>est un <text:s/>système de pilotage automatique qui fonctionne grâce à une caméra installée derrière le rétroviseur intérieur, un radar placé dans le bouclier et une douzaine de capteurs à ultrasons disposés sur les pare-chocs. Lorsqu'il est activé, ce système "<text:span text:style-name="T14">Autopilot</text:span>" permet de suivre le flot de la circulation en gérant l'accélérateur et le freinage, mais également de gérer la direction en maintenant la voiture dans sa voie de circulation. Il peut même effectuer un dépassement si le conducteur active son clignotant.</text:p>
      <text:h text:style-name="Heading_20_2" text:outline-level="2"><text:bookmark-start text:name="__RefHeading___Toc700_892203132"/>Quels sont les intérêts actuels de ces véhicules ?<text:bookmark-end text:name="__RefHeading___Toc700_892203132"/></text:h>
      <text:p text:style-name="P16">Aujourd'hui, une voiture autonome est capable d'agir seule dans quasiment tous les cas de figure : ville, autoroute, embouteillage, stationnement... Hormis chez Tesla où le mode « pilotage automatique » est la marque de fabrique, on ne trouve encore quasiment aucun modèle autonome de série sur le marché.</text:p>
      <text:h text:style-name="Heading_20_2" text:outline-level="2"><text:bookmark-start text:name="__RefHeading___Toc702_892203132"/>Qu'ose-t-on imaginer pour le futur ?<text:bookmark-end text:name="__RefHeading___Toc702_892203132"/></text:h>
      <text:p text:style-name="P19">Le programme Autopilot de Tesla a réussi à anticiper un accident. Ce système a réagi plus vite que le conducteur, l’alertant et enclenchant le freinage. Fort heureusement, l’accident, spectaculaire, n’a fait que des blessés légers.</text:p>
      <text:p text:style-name="P19">Ce que veut mettre en place <text:span text:style-name="T14">Elon Musk</text:span>, l’un des cofondateurs de <text:span text:style-name="T14">Tesla Motor</text:span>, c'est une sorte de Uber, mais sans chauffeurs. Il n'est pas le seul à imaginer ça: <text:span text:style-name="T14">Uber</text:span>, <text:span text:style-name="T14">Lyft</text:span> deux entreprises de voiture de transport avec chauffeur, ou encore Google ont également cette idée derrière la tête. Ils imaginent tous un monde où le coût d'un taxi sera tellement bon marché vu qu'il n'y aura pas de chauffeur à payer que beaucoup de personnes se déplaceront ainsi, dans des voitures sans conducteur.</text:p>
      <text:h text:style-name="Heading_20_1" text:outline-level="1"><text:bookmark-start text:name="__RefHeading___Toc664_892203132"/><text:soft-page-break/>Cahier des charge<text:span text:style-name="T17">s.</text:span><text:bookmark-end text:name="__RefHeading___Toc664_892203132"/></text:h>
      <text:h text:style-name="P23" text:outline-level="2"><text:bookmark-start text:name="__RefHeading___Toc666_892203132"/>Récupérer une image.<text:bookmark-end text:name="__RefHeading___Toc666_892203132"/></text:h>
      <text:p text:style-name="P20"><text:span text:style-name="T31">Avant de pouvoir construire une voiture nous devions élaborer un programme capable de récupérer une image. Cette image sera ensuite analyser par différente technique de traitement d’images qui existent, pour ensuite ressortir l’information nécessaire. Dans un premier temps, la source d’image provient d’une image enregistrer. À termes, cette image ne sera pas une image choisie mais une image qui sera directement prise en directe. Pour cela nous décidons d’équiper l</text:span>a voiture d’une caméra capable de prendre en photo la partie avant du véhicule <text:span text:style-name="T32">pour ensuite retransmettre les données de cette image au programme.</text:span></text:p>
      <text:h text:style-name="P23" text:outline-level="2"><text:bookmark-start text:name="__RefHeading___Toc704_892203132"/>Analyser les formes.<text:bookmark-end text:name="__RefHeading___Toc704_892203132"/></text:h>
      <text:p text:style-name="P21">Il existe plusieurs technique d’analyse de forme, mais nous devions choisir laquelle serait la mieux adapter pour analyser la forme et nous ressortir l’information correcte. En effet, il fallait qu’on Pour cela nous avons choisis cette partie </text:p>
      <text:h text:style-name="P23" text:outline-level="2"><text:bookmark-start text:name="__RefHeading___Toc706_892203132"/>Comparer les formes.<text:bookmark-end text:name="__RefHeading___Toc706_892203132"/></text:h>
      <text:h text:style-name="P23" text:outline-level="2"><text:bookmark-start text:name="__RefHeading___Toc708_892203132"/>Agir sur les paramètres.<text:bookmark-end text:name="__RefHeading___Toc708_892203132"/></text:h>
      <text:h text:style-name="Heading_20_1" text:outline-level="1"><text:bookmark-start text:name="__RefHeading___Toc668_892203132"/><text:s/><text:span text:style-name="T20">T</text:span>ravail <text:span text:style-name="T26">antérieur effectué</text:span>.<text:bookmark-end text:name="__RefHeading___Toc668_892203132"/></text:h>
      <text:h text:style-name="P23" text:outline-level="2"><text:bookmark-start text:name="__RefHeading___Toc710_892203132"/><text:span text:style-name="T19">L</text:span>es techniques <text:span text:style-name="T19">possibles et envisagées</text:span>.<text:bookmark-end text:name="__RefHeading___Toc710_892203132"/></text:h>
      <text:h text:style-name="P24" text:outline-level="2"><text:bookmark-start text:name="__RefHeading___Toc712_892203132"/><text:span text:style-name="T18">Commande de matériels.</text:span><text:bookmark-end text:name="__RefHeading___Toc712_892203132"/></text:h>
      <text:h text:style-name="P23" text:outline-level="2"><text:bookmark-start text:name="__RefHeading___Toc714_892203132"/>Choix de la librairie.<text:bookmark-end text:name="__RefHeading___Toc714_892203132"/></text:h>
      <text:h text:style-name="Heading_20_2" text:outline-level="2"><text:bookmark-start text:name="__RefHeading___Toc716_892203132"/>Mise en place d’une base de donnée<text:span text:style-name="T18">s.</text:span><text:bookmark-end text:name="__RefHeading___Toc716_892203132"/></text:h>
      <text:h text:style-name="P2" text:outline-level="1"><text:bookmark-start text:name="__RefHeading___Toc309_892203132"/><text:span text:style-name="T13">Les techniques de t</text:span>raitement d’image.<text:bookmark-end text:name="__RefHeading___Toc309_892203132"/></text:h>
      <text:h text:style-name="P5" text:outline-level="1"><text:bookmark-start text:name="__RefHeading___Toc718_892203132"/>Le traitement d'images est une discipline de l'informatique et des mathématiques appliquées qui étudie les images numériques et leurs transformations, dans le but d'améliorer leur qualité ou d'en extraire de l'information. Il existe plusieurs technique de traitement d’images. Ci dessous <text:span text:style-name="T27">nous allons vous présenter deux techniques qui nous ont attirés et sur lesquels nous avons travaillé pour élaborer notre voiture autonome</text:span>.<text:bookmark-end text:name="__RefHeading___Toc718_892203132"/></text:h>
      <text:h text:style-name="P25" text:outline-level="2"><text:bookmark-start text:name="__RefHeading___Toc720_892203132"/><text:soft-page-break/><text:span text:style-name="T8">Google </text:span><text:span text:style-name="T9">Cloud </text:span><text:span text:style-name="T8">Vision.</text:span><text:bookmark-end text:name="__RefHeading___Toc720_892203132"/></text:h>
      <text:h text:style-name="P8" text:outline-level="1"><text:bookmark-start text:name="__RefHeading___Toc722_892203132"/><text:span text:style-name="T22">C’est une </text:span><text:span text:style-name="T23">nouvelle </text:span><text:span text:style-name="T22">api </text:span><text:span text:style-name="T23">de Google </text:span><text:span text:style-name="T24">qui va nous permettre d’intégrer l’analyse d’image à notre projet. Google Cloud Vision s’appuie sur le </text:span><text:span text:style-name="T16">machine</text:span><text:span text:style-name="T24"> </text:span><text:span text:style-name="T16">learning</text:span><text:span text:style-name="T24"> et permet également la reconnaissance faciale</text:span><text:span text:style-name="T21">.</text:span><text:bookmark-end text:name="__RefHeading___Toc722_892203132"/></text:h>
      <text:h text:style-name="Heading_20_3" text:outline-level="3"><text:bookmark-start text:name="__RefHeading___Toc724_892203132"/>Qu’est ce qu’une API ?<text:bookmark-end text:name="__RefHeading___Toc724_892203132"/></text:h>
      <text:p text:style-name="P10">API est <text:span text:style-name="T25">l’</text:span>acronyme pour <text:span text:style-name="T14">Application Programming Interface</text:span>, on traduit en français par Interface de Programmation Applicative. L'API peut <text:span text:style-name="T27">se</text:span> résum<text:span text:style-name="T27">er</text:span> à une solution informatique permet<text:span text:style-name="T27">ant</text:span> à des applications de communiquer entre elles et de s'échanger mutuellement des services. Il s'agit d'<text:span text:style-name="T28">un regroupement de plusieurs codes prêt à l'emploie et dans lequel on va piocher. Ce regroupement de codes va faciliter</text:span> l'accès aux services d'une application.</text:p>
      <text:p text:style-name="P9">Dans le domaine d'Internet, l'API <text:span text:style-name="T27">va </text:span>permet<text:span text:style-name="T27">tre</text:span> aux développeurs de pouvoir utiliser un programme sans avoir à se soucier du fonctionnement complexe d'une application. Les API peuvent par exemple être utilisées pour déclencher des campagnes publicitaires d'<text:span text:style-name="T14">e-mailing</text:span> de façon automatique sans avoir à passer par la compréhension d'une telle application. On les retrouve aujourd'hui dans de nombreux logiciels, en particulier dans les systèmes d'exploitation, les serveurs d'applications, dans le monde du graphisme.</text:p>
      <text:h text:style-name="P31" text:outline-level="3"><text:bookmark-start text:name="__RefHeading___Toc672_892203132"/>Qu’est ce le <text:span text:style-name="T14">machine learning.</text:span><text:bookmark-end text:name="__RefHeading___Toc672_892203132"/></text:h>
      <text:p text:style-name="P7">Le <text:span text:style-name="T14">machine learning </text:span>ou apprentissage automatique est <text:span text:style-name="T29">apparu surtout après l’arrivé en masse du </text:span><text:span text:style-name="T15">Big</text:span><text:span text:style-name="T29"> </text:span><text:span text:style-name="T15">Data </text:span>pas ré</text:p>
      <text:h text:style-name="P29" text:outline-level="3"><text:bookmark-start text:name="__RefHeading___Toc726_892203132"/><text:span text:style-name="T25">Son fonctionnement</text:span>.<text:bookmark-end text:name="__RefHeading___Toc726_892203132"/></text:h>
      <text:p text:style-name="P11"><text:span text:style-name="T10">Celle-ci permet d’accéder à la reconnaissance d’objets sur une image, mais aussi la reconnaissance d’image ainsi que la reconnaissance de caractères textuels. Google présente les capacités de son API au travers d’un robot basé sur un Raspberry Pi et baptisé GoPiGo dans une courte vidéo de démonstration. Exploitant les différentes fonctionnalités de l’API, le robot est ainsi capable de reconnaitre et d’annoncer les objets qu’on lui présente mais il est également en mesure de lire les émotions sur le visage d’une personne en face de lui.</text:span></text:p>
      <text:h text:style-name="Heading_20_3" text:outline-level="3"><text:bookmark-start text:name="__RefHeading___Toc728_892203132"/><text:span text:style-name="T10">L</text:span><text:span text:style-name="T8">es avantages et inconvénients.</text:span><text:bookmark-end text:name="__RefHeading___Toc728_892203132"/></text:h>
      <text:p text:style-name="P12"><text:span text:style-name="T8">L’avantage de cette Api c’est que c’est Google, en effet </text:span></text:p>
      <text:h text:style-name="P22" text:outline-level="2"><text:bookmark-start text:name="__RefHeading___Toc674_892203132"/><text:soft-page-break/>OpenCv<text:bookmark-end text:name="__RefHeading___Toc674_892203132"/></text:h>
      <text:h text:style-name="Heading_20_3" text:outline-level="3"><text:bookmark-start text:name="__RefHeading___Toc730_892203132"/>Qu’est ce qu’une librairie ?<text:bookmark-end text:name="__RefHeading___Toc730_892203132"/></text:h>
      <text:h text:style-name="P30" text:outline-level="3"><text:bookmark-start text:name="__RefHeading___Toc732_892203132"/>Les avantages.<text:bookmark-end text:name="__RefHeading___Toc732_892203132"/></text:h>
      <text:h text:style-name="Heading_20_3" text:outline-level="3"><text:bookmark-start text:name="__RefHeading___Toc734_892203132"/>Les inconvénients<text:bookmark-end text:name="__RefHeading___Toc734_892203132"/></text:h>
      <text:h text:style-name="P3" text:outline-level="1"><text:bookmark-start text:name="__RefHeading___Toc736_892203132"/>Bilan<text:bookmark-end text:name="__RefHeading___Toc736_892203132"/></text:h>
      <text:h text:style-name="P5" text:outline-level="1"/>
      <text:h text:style-name="P5" text:outline-level="1"/>
      <text:h text:style-name="P5" text:outline-level="1"/>
      <text:p text:style-name="P28">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Helvetica Neue" svg:font-family="'Helvetica Neue', Helvetica, Arial, sans-serif"/>
    <style:font-face style:name="Roboto" svg:font-family="Roboto, 'Helvetica Neue', Helvetica, Arial, sans-serif"/>
    <style:font-face style:name="Verdana" svg:font-family="Verdana, Arial, Tahoma, Calibri, Geneva, sans-serif"/>
    <style:font-face style:name="apple-system" svg:font-family="apple-system, BlinkMacSystemFont, 'Segoe UI', Helvetica, Arial, sans-serif, 'Apple Color Emoji', 'Segoe UI Emoji', 'Segoe UI Symbol'"/>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master-page-name="">
      <style:paragraph-properties fo:margin-left="0cm" fo:margin-right="0cm" fo:margin-top="0.199cm" fo:margin-bottom="0.25cm" loext:contextual-spacing="false" fo:line-height="150%" fo:text-align="justify" style:justify-single-word="false" fo:orphans="3" fo:widows="3" fo:hyphenation-ladder-count="no-limit" fo:text-indent="1cm" style:auto-text-indent="false" style:page-number="auto">
        <style:tab-stops/>
      </style:paragraph-properties>
      <style:text-properties fo:hyphenate="false"/>
    </style:style>
    <style:style style:name="Heading_20_1" style:display-name="Heading 1" style:family="paragraph" style:parent-style-name="Heading" style:next-style-name="Text_20_body" style:default-outline-level="1" style:class="text" style:master-page-name="">
      <style:paragraph-properties fo:margin-top="0.4cm" fo:margin-bottom="0.199cm" loext:contextual-spacing="false" fo:orphans="2" fo:hyphenation-ladder-count="no-limit" style:page-number="auto">
        <style:tab-stops/>
      </style:paragraph-properties>
      <style:text-properties fo:font-size="16pt" fo:font-weight="bold" fo:background-color="transparent"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text-align="justify" style:justify-single-word="false" fo:hyphenation-ladder-count="no-limit" fo:text-indent="1cm" style:auto-text-indent="false">
        <style:tab-stops/>
      </style:paragraph-properties>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Révision"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199cm" fo:margin-bottom="0.199cm" loext:contextual-spacing="false" fo:text-indent="1.499cm" style:auto-text-indent="false"/>
      <style:text-properties fo:font-size="12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min-label-distance="0.199cm"/>
      </text:outline-level-style>
      <text:outline-level-style text:level="2" style:num-format="1" text:display-levels="2">
        <style:list-level-properties text:min-label-distance="0.199cm"/>
      </text:outline-level-style>
      <text:outline-level-style text:level="3" style:num-suffix=")" style:num-format="a">
        <style:list-level-properties text:list-level-position-and-space-mode="label-alignment">
          <style:list-level-label-alignment text:label-followed-by="space" fo:text-indent="-0.99cm" fo:margin-left="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creator>Tiona Ralijaona</dc:creator>
    <meta:creation-date>2017-01-11T07:59:00Z</meta:creation-date>
    <dc:date>2017-01-13T00:54:59.821479859</dc:date>
    <meta:editing-cycles>26</meta:editing-cycles>
    <meta:editing-duration>PT2H52M16S</meta:editing-duration>
    <meta:document-statistic meta:table-count="0" meta:image-count="0" meta:object-count="0" meta:page-count="9" meta:paragraph-count="58" meta:word-count="1710" meta:character-count="10927" meta:non-whitespace-character-count="9294"/>
    <meta:template xlink:type="simple" xlink:actuate="onRequest" xlink:title="" xlink:href="Normal.dotm"/>
  </office:meta>
</office:document-meta>
</file>